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C8000000C83E92F35C.jpg"/>
  <manifest:file-entry manifest:media-type="image/jpeg" manifest:full-path="Pictures/10000000000000C8000000C809EE7BF8.jpg"/>
  <manifest:file-entry manifest:media-type="image/jpeg" manifest:full-path="Pictures/10000000000000C8000000C8BA520051.jpg"/>
  <manifest:file-entry manifest:media-type="image/jpeg" manifest:full-path="Pictures/10000000000000C8000000C8FA7B20F2.jpg"/>
  <manifest:file-entry manifest:media-type="image/png" manifest:full-path="Pictures/10000201000000C8000000C8EAFC10A4.png"/>
  <manifest:file-entry manifest:media-type="image/jpeg" manifest:full-path="Pictures/10000000000000C8000000C8AD733AC7.jpg"/>
  <manifest:file-entry manifest:media-type="image/jpeg" manifest:full-path="Pictures/10000000000000C8000000C8C97544CE.jpg"/>
  <manifest:file-entry manifest:media-type="image/jpeg" manifest:full-path="Pictures/10000000000000C8000000C85E0CACEF.jpg"/>
  <manifest:file-entry manifest:media-type="image/jpeg" manifest:full-path="Pictures/10000000000000C8000000C89472FA45.jpg"/>
  <manifest:file-entry manifest:media-type="image/jpeg" manifest:full-path="Pictures/10000000000000C8000000C8094CD4EC.jpg"/>
  <manifest:file-entry manifest:media-type="image/jpeg" manifest:full-path="Pictures/10000000000000C8000000C89589FF36.jpg"/>
  <manifest:file-entry manifest:media-type="image/jpeg" manifest:full-path="Pictures/10000000000000C8000000C891FA7F51.jpg"/>
  <manifest:file-entry manifest:media-type="image/jpeg" manifest:full-path="Pictures/10000000000000C8000000C88EEB82A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10" text:anchor-type="paragraph" svg:x="9.682cm" svg:y="0.138cm" svg:width="7.056cm" svg:height="7.056cm" draw:z-index="10"><draw:image xlink:href="Pictures/10000000000000C8000000C85E0CACEF.jpg" xlink:type="simple" xlink:show="embed" xlink:actuate="onLoad"/></draw:frame></text:p>
      <text:p text:style-name="Standard"><draw:frame draw:style-name="fr1" draw:name="graphics11" text:anchor-type="paragraph" svg:x="0.739cm" svg:y="0.016cm" svg:width="7.056cm" svg:height="7.056cm" draw:z-index="11"><draw:image xlink:href="Pictures/10000000000000C8000000C8C97544CE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2" text:anchor-type="paragraph" svg:x="8.915cm" svg:y="0.09cm" svg:width="7.056cm" svg:height="7.056cm" draw:z-index="9"><draw:image xlink:href="Pictures/10000000000000C8000000C891FA7F51.jpg" xlink:type="simple" xlink:show="embed" xlink:actuate="onLoad"/></draw:frame><draw:frame draw:style-name="fr1" draw:name="graphics13" text:anchor-type="paragraph" svg:x="0.871cm" svg:y="0.249cm" svg:width="7.056cm" svg:height="7.056cm" draw:z-index="8"><draw:image xlink:href="Pictures/10000000000000C8000000C8094CD4E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9" text:anchor-type="paragraph" svg:x="1.189cm" svg:y="0.074cm" svg:width="7.056cm" svg:height="7.056cm" draw:z-index="1"><draw:image xlink:href="Pictures/10000000000000C8000000C83E92F35C.jpg" xlink:type="simple" xlink:show="embed" xlink:actuate="onLoad"/></draw:frame></text:p>
      <text:p text:style-name="Standard"><draw:frame draw:style-name="fr1" draw:name="graphics8" text:anchor-type="paragraph" svg:x="9.047cm" svg:y="0.058cm" svg:width="7.056cm" svg:height="7.056cm" draw:z-index="0"><draw:image xlink:href="Pictures/10000000000000C8000000C809EE7BF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graphics2" text:anchor-type="paragraph" svg:x="9.523cm" svg:y="0.25cm" svg:width="7.056cm" svg:height="7.056cm" draw:z-index="6"><draw:image xlink:href="Pictures/10000000000000C8000000C88EEB82AF.jpg" xlink:type="simple" xlink:show="embed" xlink:actuate="onLoad"/></draw:frame><draw:frame draw:style-name="fr1" draw:name="graphics14" text:anchor-type="paragraph" svg:x="1.127cm" svg:y="0.279cm" svg:width="7.017cm" svg:height="6.609cm" draw:z-index="12"><draw:image xlink:href="Pictures/10000201000000C8000000C8EAFC10A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x="0.871cm" svg:y="0.25cm" svg:width="7.056cm" svg:height="7.056cm" draw:z-index="7"><draw:image xlink:href="Pictures/10000000000000C8000000C89472FA45.jpg" xlink:type="simple" xlink:show="embed" xlink:actuate="onLoad"/></draw:frame></text:p>
      <text:p text:style-name="Standard"><draw:frame draw:style-name="fr1" draw:name="graphics4" text:anchor-type="paragraph" svg:x="9.338cm" svg:y="0.161cm" svg:width="7.056cm" svg:height="7.056cm" draw:z-index="5"><draw:image xlink:href="Pictures/10000000000000C8000000C8AD733AC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6" text:anchor-type="paragraph" svg:x="9.497cm" svg:y="0.123cm" svg:width="7.056cm" svg:height="7.056cm" draw:z-index="3"><draw:image xlink:href="Pictures/10000000000000C8000000C8BA520051.jpg" xlink:type="simple" xlink:show="embed" xlink:actuate="onLoad"/></draw:frame><draw:frame draw:style-name="fr1" draw:name="graphics5" text:anchor-type="paragraph" svg:x="1.427cm" svg:y="0.441cm" svg:width="7.056cm" svg:height="7.056cm" draw:z-index="4"><draw:image xlink:href="Pictures/10000000000000C8000000C8FA7B20F2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7" text:anchor-type="paragraph" svg:x="0.66cm" svg:y="0.619cm" svg:width="7.056cm" svg:height="7.056cm" draw:z-index="2"><draw:image xlink:href="Pictures/10000000000000C8000000C89589FF3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</meta:initial-creator>
    <meta:creation-date>2012-07-11T23:19:18</meta:creation-date>
    <dc:date>2012-07-16T17:46:15</dc:date>
    <dc:creator>manuel </dc:creator>
    <meta:editing-duration>PT00H06M26S</meta:editing-duration>
    <meta:editing-cycles>2</meta:editing-cycles>
    <meta:generator>OpenOffice.org/3.2$Unix OpenOffice.org_project/320m12$Build-9483</meta:generator>
    <meta:document-statistic meta:table-count="0" meta:image-count="13" meta:object-count="0" meta:page-count="3" meta:paragraph-count="0" meta:word-count="0" meta:character-count="0"/>
  </office:meta>
</office:document-meta>
</file>